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solid" draw:fill-color="#fcd7b4"/>
    </style:style>
    <style:style style:name="T1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style:font-size-asian="14pt" style:font-size-complex="14pt"/>
    </style:style>
    <style:style style:name="gr1" style:family="graphic">
      <style:graphic-properties draw:stroke="solid" svg:stroke-color="#ff0000" draw:marker-start="" draw:marker-end="" draw:fill="solid" draw:fill-color="#fcd7b4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polygon text:anchor-type="paragraph" draw:z-index="0" draw:name="Polígono con 4 vértices 1" draw:style-name="gr1" draw:text-style-name="P1" svg:width="15.008cm" svg:height="21.415cm" svg:x="0.132cm" svg:y="0cm" svg:viewBox="0 0 15009 21416" draw:points="0,21416 15009,21416 15009,0 0,0"><text:p><text:span text:style-name="T1">Tic-tac</text:span></text:p><text:p><text:span text:style-name="T1">Rellotges</text:span></text:p><text:p><text:span text:style-name="T2"/></text:p><text:p><text:span text:style-name="T3">Sr. Jaume Pons Coll</text:span></text:p><text:p><text:span text:style-name="T3">Gerent de la fàbrica RELLOTGES SUÏSSOS, SL</text:span></text:p><text:p><text:span text:style-name="T3">Carrer del Riu, 11</text:span></text:p><text:p><text:span text:style-name="T3">Polígon industrial del Nord</text:span></text:p><text:p><text:span text:style-name="T3">BARCELONA</text:span></text:p><text:p><text:span text:style-name="T3"/></text:p><text:p><text:span text:style-name="T3"/></text:p><text:p><text:span text:style-name="T3">Senyor,</text:span></text:p><text:p><text:span text:style-name="T3"/></text:p><text:p><text:span text:style-name="T3">Recentment vam rebre la visita de la vostra representant a Menorca, la</text:span></text:p><text:p><text:span text:style-name="T3">qual ens va informar sobre la darrera col·lecció de rellotges de la vostra</text:span></text:p><text:p><text:span text:style-name="T3">Marca.</text:span></text:p><text:p><text:span text:style-name="T3"/></text:p><text:p><text:span text:style-name="T3">Atès que estam interessats a comercialitzar-ne alguns de la línia més juve-</text:span></text:p><text:p><text:span text:style-name="T3">nil, us confirmam la comanda de 10 unitats dels models següents:</text:span></text:p><text:p><text:span text:style-name="T3"/></text:p><text:p><text:span text:style-name="T3">AIRE (ref. 011)</text:span></text:p><text:p><text:span text:style-name="T3">MAR (ref. 012)</text:span></text:p><text:p><text:span text:style-name="T3">TERRA (ref. 013)</text:span></text:p><text:p><text:span text:style-name="T3">FOC (ref. 014)</text:span></text:p><text:p><text:span text:style-name="T3"/></text:p><text:p><text:span text:style-name="T3">Mentre esperam la recepció de la nostra comanda, us saludam ben aten-</text:span></text:p><text:p><text:span text:style-name="T3">Tament.</text:span></text:p><text:p><text:span text:style-name="T3"/></text:p><text:p><text:span text:style-name="T3">[rúbrica]</text:span></text:p><text:p><text:span text:style-name="T3"/></text:p><text:p><text:span text:style-name="T3">Anna Gornés Florit</text:span></text:p><text:p><text:span text:style-name="T3">Propietària de la botiga Tic-tac Rellotges</text:span></text:p><text:p><text:span text:style-name="T3"/></text:p><text:p><text:span text:style-name="T3">Ciutadella, 10 de febrer de 2005</text:span></text:p><text:p><text:span text:style-name="T3"/></text:p><text:p><text:span text:style-name="T3"/></text:p><text:p><text:span text:style-name="T3">PD: Us retornam els catàlegs que ens vau prestar.</text:span></text:p></draw:polyg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7:30:41.896397626</meta:creation-date>
    <dc:date>2025-11-02T11:46:58.235688335</dc:date>
    <meta:editing-duration>PT13M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